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398in"/>
    </style:style>
    <style:style style:name="co2" style:family="table-column">
      <style:table-column-properties fo:break-before="auto" style:column-width="0.4126in"/>
    </style:style>
    <style:style style:name="co3" style:family="table-column">
      <style:table-column-properties fo:break-before="auto" style:column-width="0.739in"/>
    </style:style>
    <style:style style:name="co4" style:family="table-column">
      <style:table-column-properties fo:break-before="auto" style:column-width="1.3047in"/>
    </style:style>
    <style:style style:name="co5" style:family="table-column">
      <style:table-column-properties fo:break-before="auto" style:column-width="1.2965in"/>
    </style:style>
    <style:style style:name="co6" style:family="table-column">
      <style:table-column-properties fo:break-before="auto" style:column-width="1.36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6" style:family="table-cell" style:parent-style-name="Pivot_20_Table_20_Field">
      <style:table-cell-properties fo:border="0.99pt solid #000000"/>
    </style:style>
    <style:style style:name="ce7" style:family="table-cell" style:parent-style-name="Pivot_20_Table_20_Category" style:data-style-name="N0">
      <style:table-cell-properties fo:border="0.99pt solid #000000"/>
    </style:style>
    <style:style style:name="ce8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16" style:family="table-cell" style:parent-style-name="Pivot_20_Table_20_Value" style:data-style-name="N0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20" style:family="table-cell" style:parent-style-name="Pivot_20_Table_20_Value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out-azure-au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Cost ($)</text:p>
          </table:table-cell>
          <table:table-cell office:value-type="string" calcext:value-type="string">
            <text:p>Transfer Size (bytes)</text:p>
          </table:table-cell>
          <table:table-cell office:value-type="string" calcext:value-type="string">
            <text:p>Tansfer Size (GB)</text:p>
          </table:table-cell>
        </table:table-row>
        <table:table-row table:style-name="ro1">
          <table:table-cell office:value-type="string" calcext:value-type="string">
            <text:p>Fri Mar 24 10:38:09 2023</text:p>
          </table:table-cell>
          <table:table-cell office:value-type="string" calcext:value-type="string">
            <text:p>HSDS</text:p>
          </table:table-cell>
          <table:table-cell office:value-type="float" office:value="0.05" calcext:value-type="float">
            <text:p>0.05</text:p>
          </table:table-cell>
          <table:table-cell office:value-type="float" office:value="8715.1241517067" calcext:value-type="float">
            <text:p>8715.1241517067</text:p>
          </table:table-cell>
          <table:table-cell office:value-type="float" office:value="72.2761195572853" calcext:value-type="float">
            <text:p>72.2761195572853</text:p>
          </table:table-cell>
          <table:table-cell office:value-type="float" office:value="964474763040" calcext:value-type="float">
            <text:p>964474763040</text:p>
          </table:table-cell>
          <table:table-cell table:formula="of:=[.F2]/1024/1024/1024" office:value-type="float" office:value="898.237119466066" calcext:value-type="float">
            <text:p>898.237119466066</text:p>
          </table:table-cell>
        </table:table-row>
        <table:table-row table:style-name="ro1">
          <table:table-cell office:value-type="string" calcext:value-type="string">
            <text:p>Fri Mar 24 10:53:12 2023</text:p>
          </table:table-cell>
          <table:table-cell office:value-type="string" calcext:value-type="string">
            <text:p>HSDS</text:p>
          </table:table-cell>
          <table:table-cell office:value-type="float" office:value="0.1" calcext:value-type="float">
            <text:p>0.1</text:p>
          </table:table-cell>
          <table:table-cell office:value-type="float" office:value="9577.26792812347" calcext:value-type="float">
            <text:p>9577.26792812347</text:p>
          </table:table-cell>
          <table:table-cell office:value-type="float" office:value="144.552239114571" calcext:value-type="float">
            <text:p>144.552239114571</text:p>
          </table:table-cell>
          <table:table-cell office:value-type="float" office:value="1928949526080" calcext:value-type="float">
            <text:p>1928949526080</text:p>
          </table:table-cell>
          <table:table-cell table:formula="of:=[.F3]/1024/1024/1024" office:value-type="float" office:value="1796.47423893213" calcext:value-type="float">
            <text:p>1796.47423893213</text:p>
          </table:table-cell>
        </table:table-row>
        <table:table-row table:style-name="ro1">
          <table:table-cell office:value-type="string" calcext:value-type="string">
            <text:p>Fri Mar 24 11:09:16 2023</text:p>
          </table:table-cell>
          <table:table-cell office:value-type="string" calcext:value-type="string">
            <text:p>HSDS</text:p>
          </table:table-cell>
          <table:table-cell office:value-type="float" office:value="0.01" calcext:value-type="float">
            <text:p>0.01</text:p>
          </table:table-cell>
          <table:table-cell office:value-type="float" office:value="4944.31890249252" calcext:value-type="float">
            <text:p>4944.31890249252</text:p>
          </table:table-cell>
          <table:table-cell office:value-type="float" office:value="14.2767643569946" calcext:value-type="float">
            <text:p>14.2767643569946</text:p>
          </table:table-cell>
          <table:table-cell office:value-type="float" office:value="190513533440" calcext:value-type="float">
            <text:p>190513533440</text:p>
          </table:table-cell>
          <table:table-cell table:formula="of:=[.F4]/1024/1024/1024" office:value-type="float" office:value="177.429554462433" calcext:value-type="float">
            <text:p>177.429554462433</text:p>
          </table:table-cell>
        </table:table-row>
        <table:table-row table:style-name="ro1">
          <table:table-cell office:value-type="string" calcext:value-type="string">
            <text:p>Fri Mar 24 11:18:20 2023</text:p>
          </table:table-cell>
          <table:table-cell office:value-type="string" calcext:value-type="string">
            <text:p>HSDS</text:p>
          </table:table-cell>
          <table:table-cell office:value-type="float" office:value="0.01" calcext:value-type="float">
            <text:p>0.01</text:p>
          </table:table-cell>
          <table:table-cell office:value-type="float" office:value="4009.12721157074" calcext:value-type="float">
            <text:p>4009.12721157074</text:p>
          </table:table-cell>
          <table:table-cell office:value-type="float" office:value="14.2767643569946" calcext:value-type="float">
            <text:p>14.2767643569946</text:p>
          </table:table-cell>
          <table:table-cell office:value-type="float" office:value="190513533440" calcext:value-type="float">
            <text:p>190513533440</text:p>
          </table:table-cell>
          <table:table-cell table:formula="of:=[.F5]/1024/1024/1024" office:value-type="float" office:value="177.429554462433" calcext:value-type="float">
            <text:p>177.429554462433</text:p>
          </table:table-cell>
        </table:table-row>
        <table:table-row table:style-name="ro1">
          <table:table-cell office:value-type="string" calcext:value-type="string">
            <text:p>Fri Mar 24 11:25:23 2023</text:p>
          </table:table-cell>
          <table:table-cell office:value-type="string" calcext:value-type="string">
            <text:p>HSDS</text:p>
          </table:table-cell>
          <table:table-cell office:value-type="float" office:value="0.05" calcext:value-type="float">
            <text:p>0.05</text:p>
          </table:table-cell>
          <table:table-cell office:value-type="float" office:value="9328.91973257065" calcext:value-type="float">
            <text:p>9328.91973257065</text:p>
          </table:table-cell>
          <table:table-cell office:value-type="float" office:value="72.2761195572853" calcext:value-type="float">
            <text:p>72.2761195572853</text:p>
          </table:table-cell>
          <table:table-cell office:value-type="float" office:value="964474763040" calcext:value-type="float">
            <text:p>964474763040</text:p>
          </table:table-cell>
          <table:table-cell table:formula="of:=[.F6]/1024/1024/1024" office:value-type="float" office:value="898.237119466066" calcext:value-type="float">
            <text:p>898.237119466066</text:p>
          </table:table-cell>
        </table:table-row>
        <table:table-row table:style-name="ro1">
          <table:table-cell office:value-type="string" calcext:value-type="string">
            <text:p>Fri Mar 24 11:41:27 2023</text:p>
          </table:table-cell>
          <table:table-cell office:value-type="string" calcext:value-type="string">
            <text:p>HSDS</text:p>
          </table:table-cell>
          <table:table-cell office:value-type="float" office:value="0.1" calcext:value-type="float">
            <text:p>0.1</text:p>
          </table:table-cell>
          <table:table-cell office:value-type="float" office:value="18931.3343882561" calcext:value-type="float">
            <text:p>18931.3343882561</text:p>
          </table:table-cell>
          <table:table-cell office:value-type="float" office:value="144.552239114571" calcext:value-type="float">
            <text:p>144.552239114571</text:p>
          </table:table-cell>
          <table:table-cell office:value-type="float" office:value="1928949526080" calcext:value-type="float">
            <text:p>1928949526080</text:p>
          </table:table-cell>
          <table:table-cell table:formula="of:=[.F7]/1024/1024/1024" office:value-type="float" office:value="1796.47423893213" calcext:value-type="float">
            <text:p>1796.47423893213</text:p>
          </table:table-cell>
        </table:table-row>
      </table:table>
      <table:table table:name="Pivot Table_out-azure-auto_1" table:style-name="ta1">
        <table:table-column table:style-name="co7" table:default-cell-style-name="ce3"/>
        <table:table-column table:style-name="co7" table:default-cell-style-name="ce7"/>
        <table:table-column table:style-name="co7" table:default-cell-style-name="ce11"/>
        <table:table-column table:style-name="co7" table:default-cell-style-name="ce15"/>
        <table:table-column table:style-name="co7" table:default-cell-style-name="ce19"/>
        <table:table-row table:style-name="ro1">
          <table:table-cell table:style-name="ce1"/>
          <table:table-cell table:style-name="ce5"/>
          <table:table-cell table:style-name="ce9" office:value-type="string" calcext:value-type="string">
            <text:p>Data</text:p>
          </table:table-cell>
          <table:table-cell table:style-name="ce13"/>
          <table:table-cell table:style-name="ce17"/>
        </table:table-row>
        <table:table-row table:style-name="ro1">
          <table:table-cell table:style-name="ce2" office:value-type="string" calcext:value-type="string">
            <text:p>Selectivity</text:p>
          </table:table-cell>
          <table:table-cell table:style-name="ce6" office:value-type="string" calcext:value-type="string">
            <text:p>Type</text:p>
          </table:table-cell>
          <table:table-cell table:style-name="ce10" office:value-type="string" calcext:value-type="string">
            <text:p>Median - Total Time (s)</text:p>
          </table:table-cell>
          <table:table-cell table:style-name="ce14" office:value-type="string" calcext:value-type="string">
            <text:p>Median - Cost ($)</text:p>
          </table:table-cell>
          <table:table-cell table:style-name="ce18" office:value-type="string" calcext:value-type="string">
            <text:p>Median - Tansfer Size (GB)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HSDS</text:p>
          </table:table-cell>
          <table:table-cell office:value-type="float" office:value="4476.72305703163" calcext:value-type="float">
            <text:p>4476.72305703163</text:p>
          </table:table-cell>
          <table:table-cell office:value-type="float" office:value="14.2767643569946" calcext:value-type="float">
            <text:p>14.2767643569946</text:p>
          </table:table-cell>
          <table:table-cell office:value-type="float" office:value="177.429554462433" calcext:value-type="float">
            <text:p>177.42955446243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HSDS</text:p>
          </table:table-cell>
          <table:table-cell office:value-type="float" office:value="9022.02194213867" calcext:value-type="float">
            <text:p>9022.02194213867</text:p>
          </table:table-cell>
          <table:table-cell office:value-type="float" office:value="72.2761195572853" calcext:value-type="float">
            <text:p>72.2761195572853</text:p>
          </table:table-cell>
          <table:table-cell office:value-type="float" office:value="898.237119466066" calcext:value-type="float">
            <text:p>898.237119466066</text:p>
          </table:table-cell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HSDS</text:p>
          </table:table-cell>
          <table:table-cell table:style-name="ce12" office:value-type="float" office:value="14254.3011581898" calcext:value-type="float">
            <text:p>14254.3011581898</text:p>
          </table:table-cell>
          <table:table-cell table:style-name="ce16" office:value-type="float" office:value="144.552239114571" calcext:value-type="float">
            <text:p>144.552239114571</text:p>
          </table:table-cell>
          <table:table-cell table:style-name="ce20" office:value-type="float" office:value="1796.47423893213" calcext:value-type="float">
            <text:p>1796.47423893213</text:p>
          </table:table-cell>
        </table:table-row>
      </table:table>
      <table:named-expressions/>
      <table:data-pilot-tables>
        <table:data-pilot-table table:name="DataPilot1" table:application-data="" table:target-range-address="'Pivot Table_out-azure-auto_1'.A1:'Pivot Table_out-azure-auto_1'.E5" table:buttons="'Pivot Table_out-azure-auto_1'.A2 'Pivot Table_out-azure-auto_1'.B2 'Pivot Table_out-azure-auto_1'.C1" table:grand-total="none" table:show-filter-button="false">
          <table:source-cell-range table:cell-range-address="'out-azure-auto'.A1:'out-azure-auto'.G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lectivity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5" table:display="true" table:show-details="true"/>
                <table:data-pilot-member table:name="0.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HSD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median">
            <table:data-pilot-level table:show-empty="false" calcext:repeat-item-labels="false">
              <table:data-pilot-members>
                <table:data-pilot-member table:name="4009.12721157074" table:display="true" table:show-details="true"/>
                <table:data-pilot-member table:name="4944.31890249252" table:display="true" table:show-details="true"/>
                <table:data-pilot-member table:name="8715.1241517067" table:display="true" table:show-details="true"/>
                <table:data-pilot-member table:name="9328.91973257065" table:display="true" table:show-details="true"/>
                <table:data-pilot-member table:name="9577.26792812347" table:display="true" table:show-details="true"/>
                <table:data-pilot-member table:name="18931.334388256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 ($)" table:orientation="data" table:used-hierarchy="0" table:function="median">
            <table:data-pilot-level table:show-empty="false" calcext:repeat-item-labels="false">
              <table:data-pilot-members>
                <table:data-pilot-member table:name="14.2767643569946" table:display="true" table:show-details="true"/>
                <table:data-pilot-member table:name="72.2761195572853" table:display="true" table:show-details="true"/>
                <table:data-pilot-member table:name="144.55223911457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ansfer Size (GB)" table:orientation="data" table:used-hierarchy="0" table:function="median">
            <table:data-pilot-level table:show-empty="false" calcext:repeat-item-labels="false">
              <table:data-pilot-members>
                <table:data-pilot-member table:name="177.429554462433" table:display="true" table:show-details="true"/>
                <table:data-pilot-member table:name="898.237119466066" table:display="true" table:show-details="true"/>
                <table:data-pilot-member table:name="1796.474238932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3-28T12:31:52.897559694</dc:date>
    <meta:editing-duration>PT2M28S</meta:editing-duration>
    <meta:editing-cycles>1</meta:editing-cycles>
    <meta:document-statistic meta:table-count="2" meta:cell-count="70" meta:object-count="0"/>
    <meta:generator>LibreOffice/7.2.4.1$MacOSX_X86_64 LibreOffice_project/27d75539669ac387bb498e35313b970b7fe9c4f9</meta:generator>
  </office:meta>
</office:document-meta>
</file>